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945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7.525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8.414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5.154cm"/>
    </style:style>
    <style:style style:name="co16" style:family="table-column">
      <style:table-column-properties fo:break-before="auto" style:column-width="6.38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5.537cm"/>
    </style:style>
    <style:style style:name="co19" style:family="table-column">
      <style:table-column-properties fo:break-before="auto" style:column-width="14.63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Arial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office:value-type="string" calcext:value-type="string">
            <text:p>Cell Type: Samples</text:p>
          </table:table-cell>
          <table:table-cell office:value-type="string" calcext:value-type="string">
            <text:p>MajorType</text:p>
          </table:table-cell>
          <table:table-cell office:value-type="string" calcext:value-type="string">
            <text:p>JustPyra</text:p>
          </table:table-cell>
          <table:table-cell office:value-type="string" calcext:value-type="string">
            <text:p>GabaDeep</text:p>
          </table:table-cell>
          <table:table-cell office:value-type="string" calcext:value-type="string">
            <text:p>PyramidalDeep</text:p>
          </table:table-cell>
          <table:table-cell office:value-type="string" calcext:value-type="string">
            <text:p>CellType</text:p>
          </table:table-cell>
          <table:table-cell office:value-type="string" calcext:value-type="string">
            <text:p>forContanim</text:p>
          </table:table-cell>
          <table:table-cell office:value-type="string" calcext:value-type="string">
            <text:p>Normalize2.0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Main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natomical Regio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Exac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NA isolation method</text:p>
          </table:table-cell>
          <table:table-cell office:value-type="string" calcext:value-type="string">
            <text:p>RNA amplification and labeling method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lva_cortex:v2_GSM337817,v2_GSM337818,v2_GSM337819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5A 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lvb_cortex:v2_GSM337821,v2_GSM337822,v2_GSM337823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5B 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l6_cortex:v2_GSM337837,v2_GSM337838,v2_GSM337839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6 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cck+_cortex:v2_GSM337769,v2_GSM337770,v2_GSM337771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Mixed Neuron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mn_brainstem:v2_GSM337773,v2_GSM337774,v2_GSM337775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MotorCholin</text:p>
          </table:table-cell>
          <table:table-cell table:number-columns-repeated="3" office:value-type="string" calcext:value-type="string">
            <text:p>MotorCholinStem</text:p>
          </table:table-cell>
          <table:table-cell office:value-type="string" calcext:value-type="string">
            <text:p>Motor Neurons, Midbrain Cholinergic Neurons</text:p>
          </table:table-cell>
          <table:table-cell table:number-columns-repeated="2" office:value-type="string" calcext:value-type="string">
            <text:p>Brainste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chol_basal_fb:v2_GSM337779,v2_GSM337780,v2_GSM33778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Cholin</text:p>
          </table:table-cell>
          <table:table-cell table:number-columns-repeated="3" office:value-type="string" calcext:value-type="string">
            <text:p>CholinForebrain</text:p>
          </table:table-cell>
          <table:table-cell office:value-type="string" calcext:value-type="string">
            <text:p>Cholinergic Projection Neurons</text:p>
          </table:table-cell>
          <table:table-cell office:value-type="string" calcext:value-type="string">
            <text:p>Forebrain</text:p>
          </table:table-cell>
          <table:table-cell office:value-type="string" calcext:value-type="string">
            <text:p>Basal Forebrain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chol_spinal:v2_GSM337785,v2_GSM337786,v2_GSM33778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MotorCholin</text:p>
          </table:table-cell>
          <table:table-cell table:number-columns-repeated="3" office:value-type="string" calcext:value-type="string">
            <text:p>MotorCholinSpinal</text:p>
          </table:table-cell>
          <table:table-cell office:value-type="string" calcext:value-type="string">
            <text:p>Motor Neurons, Cholinergic Interneurons</text:p>
          </table:table-cell>
          <table:table-cell office:value-type="string" calcext:value-type="string">
            <text:p>SpinalCord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chol_corp_striatum:v2_GSM337791,v2_GSM337792,v2_GSM337793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Cholin</text:p>
          </table:table-cell>
          <table:table-cell table:number-columns-repeated="3" office:value-type="string" calcext:value-type="string">
            <text:p>CholinStr</text:p>
          </table:table-cell>
          <table:table-cell office:value-type="string" calcext:value-type="string">
            <text:p>Cholinergic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Corpus Striat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cort+_cortex:v2_GSM337804,v2_GSM337805,v2_GSM337806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Inter</text:p>
          </table:table-cell>
          <table:table-cell office:value-type="string" calcext:value-type="string">
            <text:p>Interneuron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drd1+_msn_striatum:v2_GSM337807,v2_GSM337808,v2_GSM33780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1</text:p>
          </table:table-cell>
          <table:table-cell office:value-type="string" calcext:value-type="string">
            <text:p>Drd1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drd2+_msn_striatum:v2_GSM337812,v2_GSM337813,v2_GSM337814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2</text:p>
          </table:table-cell>
          <table:table-cell office:value-type="string" calcext:value-type="string">
            <text:p>Drd2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golgi_cerebellum:v2_GSM337825,v2_GSM337826,v2_GSM33782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Golgi</text:p>
          </table:table-cell>
          <table:table-cell office:value-type="string" calcext:value-type="string">
            <text:p>Golgi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uni_brush_cerebellum:v2_GSM337828,v2_GSM337829,v2_GSM337830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Unipolar Brush cells (some Bergman Glia)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stell_basket_cerebellum:v2_GSM337831,v2_GSM337832,v2_GSM337833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granule_cerebellum:v2_GSM337834,v2_GSM337835,v2_GSM337836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CerebGranule</text:p>
          </table:table-cell>
          <table:table-cell table:number-columns-repeated="3" office:value-type="string" calcext:value-type="string">
            <text:p>GranuleCereb</text:p>
          </table:table-cell>
          <table:table-cell office:value-type="string" calcext:value-type="string">
            <text:p>Granul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molig_cerebellum:v2_GSM337796,v2_GSM337797,v2_GSM337798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oMature</text:p>
          </table:table-cell>
          <table:table-cell office:value-type="string" calcext:value-type="string">
            <text:p>Mature Oligodendrocyte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molig_cortex:v2_GSM337800,v2_GSM337801,v2_GSM337802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oMature</text:p>
          </table:table-cell>
          <table:table-cell office:value-type="string" calcext:value-type="string">
            <text:p>Mature Oligodendrocytes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mixed_olig_cerebellum:v2_GSM337841,v2_GSM337842,v2_GSM337843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Mix</text:p>
          </table:table-cell>
          <table:table-cell office:value-type="string" calcext:value-type="string">
            <text:p>Mixed Oligodendrocyte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mixed_olig_cortex:v2_GSM337844,v2_GSM337845,v2_GSM337846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Mix</text:p>
          </table:table-cell>
          <table:table-cell office:value-type="string" calcext:value-type="string">
            <text:p>Mixed Oligodendrocytes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purkinje_cerebellum:v2_GSM337848,v2_GSM337849,v2_GSM337850,v2_GSM337851,v2_GSM337852,v2_GSM337853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pnoc+_cortex:v2_GSM337857,v2_GSM337858,v2_GSM337859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Neuron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bergmann_cerebellum:v2_GSM337861,v2_GSM337862,v2_GSM337863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Bergmann</text:p>
          </table:table-cell>
          <table:table-cell office:value-type="string" calcext:value-type="string">
            <text:p>Astrocyte</text:p>
          </table:table-cell>
          <table:table-cell table:number-columns-repeated="3" office:value-type="string" calcext:value-type="string">
            <text:p>Bergmann</text:p>
          </table:table-cell>
          <table:table-cell office:value-type="string" calcext:value-type="string">
            <text:p>Bergman Glia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astro_cerebellum:v2_GSM337760,v2_GSM337761,v2_GSM337762</text:p>
          </table:table-cell>
          <table:table-cell office:value-type="string" calcext:value-type="string">
            <text:p>Glia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Astroglia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_astro_cortex:v2_GSM337763,v2_GSM337764,v2_GSM337766,v2_GSM337767</text:p>
          </table:table-cell>
          <table:table-cell office:value-type="string" calcext:value-type="string">
            <text:p>Glia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Astroglia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astrosP7-8:v2_GSM241898,v2_GSM241900,v2_GSM241902</text:p>
          </table:table-cell>
          <table:table-cell office:value-type="string" calcext:value-type="string">
            <text:p>Glia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Astrocyte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/FACS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astrosP17:v2_GSM241912,v2_GSM241914,v2_GSM241926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Astrocyte</text:p>
          </table:table-cell>
          <table:table-cell office:value-type="string" calcext:value-type="string">
            <text:p>Astrocytes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14-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/FACS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astrosP17g:v2_GSM241915,v2_GSM241925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Astrocyte</text:p>
          </table:table-cell>
          <table:table-cell office:value-type="string" calcext:value-type="string">
            <text:p>Astrocytes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14-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/FACS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neuronsP7:v2_GSM241899,v2_GSM241901,v2_GSM241903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Mixed Neuron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/FACS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neuronsP16:v2_GSM241896,v2_GSM241904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Mixed Neuron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14-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/FACS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myelinOLs:v2_GSM241890,v2_GSM241893,v2_GSM241894,v2_GSM241918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oMature</text:p>
          </table:table-cell>
          <table:table-cell office:value-type="string" calcext:value-type="string">
            <text:p>Mature Oligodendrocytes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14-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OLs:v2_GSM241889,v2_GSM241891,v2_GSM241892,v2_GSM241917</text:p>
          </table:table-cell>
          <table:table-cell office:value-type="string" calcext:value-type="string">
            <text:p>Glia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Oligodendrocyte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_OPCs:v2_GSM241895,v2_GSM241916</text:p>
          </table:table-cell>
          <table:table-cell office:value-type="string" calcext:value-type="string">
            <text:p>Glia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Oligodendrocyte Precursors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allosal_P3:GSM37084,GSM37085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Pyramidal Neurons, Callosally projecting, P3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allosal_P6:GSM37086,GSM37087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Pyramidal Neurons, Callosally projecting, P6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allosal_P14:GSM37088,GSM3708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CalloslM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CalloslMC</text:p>
          </table:table-cell>
          <table:table-cell office:value-type="string" calcext:value-type="string">
            <text:p>Pyramidal Neurons, Callosally projecting, P14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3 Cortex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orticospinal_P3:GSM37092,GSM37093,GSM37094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Pyramidal Neurons, Corticospinal, P3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orticospinal_P6:GSM37095,GSM37096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Pyramidal Neurons, Corticospinal, P6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orticospinal_P14:GSM37097,GSM37098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M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Corticospine</text:p>
          </table:table-cell>
          <table:table-cell office:value-type="string" calcext:value-type="string">
            <text:p>PyramidalCorticospineMC</text:p>
          </table:table-cell>
          <table:table-cell office:value-type="string" calcext:value-type="string">
            <text:p>Pyramidal Neurons, Corticospinal, P14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5 MC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/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orticotecal_P14:GSM37099,GSM3710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CorticotectalV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Corticotectal</text:p>
          </table:table-cell>
          <table:table-cell office:value-type="string" calcext:value-type="string">
            <text:p>PyramidaCorticotectalVC</text:p>
          </table:table-cell>
          <table:table-cell office:value-type="string" calcext:value-type="string">
            <text:p>Pyramidal Neurons, Corticotectal, P14</text:p>
          </table:table-cell>
          <table:table-cell office:value-type="string" calcext:value-type="string">
            <text:p>Cortex</text:p>
          </table:table-cell>
          <table:table-cell table:style-name="ce3" office:value-type="string" calcext:value-type="string">
            <text:p>L5 VC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office:value-type="string" calcext:value-type="string">
            <text:p>StrataPrep Total RNA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bcg: GSM63033, GSM63034, GSM63035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CorticoThalam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CorticoThalam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CorticoThalam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6 CC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yfp_si: GSM63039, GSM63040, GSM6304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Thy1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5-6 SC</text:p>
          </table:table-cell>
          <table:table-cell office:value-type="string" calcext:value-type="string">
            <text:p>46-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yfp_cg: GSM63036, GSM63037, GSM63038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Thy1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5 CC</text:p>
          </table:table-cell>
          <table:table-cell office:value-type="string" calcext:value-type="string">
            <text:p>46-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yfp_a:y111a,y120a,y90a: GSM63045, GSM63046, GSM6304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Thy1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Amyg</text:p>
          </table:table-cell>
          <table:table-cell office:value-type="string" calcext:value-type="string">
            <text:p>46-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yfp_h:y104h,y43h,y81h: GSM63042, GSM63043, GSM63044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Thy1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46-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30_a:s44am,s61am,s63am GSE2882 for all sugino: GSM63048, GSM63049, GSM6305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Glut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luta</text:p>
          </table:table-cell>
          <table:table-cell office:value-type="string" calcext:value-type="string">
            <text:p>Glutamatergic Neuron (not well defined)</text:p>
          </table:table-cell>
          <table:table-cell table:number-columns-repeated="2" office:value-type="string" calcext:value-type="string">
            <text:p>Amygdala</text:p>
          </table:table-cell>
          <table:table-cell office:value-type="string" calcext:value-type="string">
            <text:p>46-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30_cg GSM63024, GSM63025, GSM63026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VIPReln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VIPReln</text:p>
          </table:table-cell>
          <table:table-cell office:value-type="string" calcext:value-type="string">
            <text:p>GABAergic Interneurons, VIP+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Cingulate Cortex</text:p>
          </table:table-cell>
          <table:table-cell office:value-type="string" calcext:value-type="string">
            <text:p>46-8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30_si <text:s/>GSM63027, GSM63028, GSM6302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VIPReln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VIPReln</text:p>
          </table:table-cell>
          <table:table-cell office:value-type="string" calcext:value-type="string">
            <text:p>GABAergic Interneurons, VIP+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Somatosensory Cortex</text:p>
          </table:table-cell>
          <table:table-cell office:value-type="string" calcext:value-type="string">
            <text:p>46-8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in_cg GSM63018, GSM63019, GSM6302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RelnCalb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RelnCalb</text:p>
          </table:table-cell>
          <table:table-cell office:value-type="string" calcext:value-type="string">
            <text:p>GABAergic Interneurons, SST+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Cingulate Cortex</text:p>
          </table:table-cell>
          <table:table-cell office:value-type="string" calcext:value-type="string">
            <text:p>46-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in_h GSM63015, GSM63016, GSM6301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SSTReln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SSTReln</text:p>
          </table:table-cell>
          <table:table-cell office:value-type="string" calcext:value-type="string">
            <text:p>GABAergic Interneurons, SST+</text:p>
          </table:table-cell>
          <table:table-cell table:number-columns-repeated="2" office:value-type="string" calcext:value-type="string">
            <text:p>Hippocampus</text:p>
          </table:table-cell>
          <table:table-cell office:value-type="string" calcext:value-type="string">
            <text:p>46-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_g42_cg GSM63021, GSM63022, GSM63023</text:p>
          </table:table-cell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GabaPV</text:p>
          </table:table-cell>
          <table:table-cell table:style-name="ce1" office:value-type="string" calcext:value-type="string">
            <text:p>Gabaergic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GabaPV</text:p>
          </table:table-cell>
          <table:table-cell table:style-name="ce1" office:value-type="string" calcext:value-type="string">
            <text:p>GABAergic Interneurons, PV+</text:p>
          </table:table-cell>
          <table:table-cell table:style-name="ce1" office:value-type="string" calcext:value-type="string">
            <text:p>Cortex</text:p>
          </table:table-cell>
          <table:table-cell table:style-name="ce1" office:value-type="string" calcext:value-type="string">
            <text:p>Cingulate Cortex</text:p>
          </table:table-cell>
          <table:table-cell table:style-name="ce1" office:value-type="string" calcext:value-type="string">
            <text:p>46-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Pico Pure RNA isolation kit</text:p>
          </table:table-cell>
          <table:table-cell table:style-name="ce1" office:value-type="string" calcext:value-type="string">
            <text:p>T7 IVT</text:p>
          </table:table-cell>
          <table:table-cell table:style-name="ce1" office:value-type="string" calcext:value-type="string">
            <text:p>GPL339</text:p>
          </table:table-cell>
          <table:table-cell table:style-name="ce1" office:value-type="string" calcext:value-type="string">
            <text:p>Sugino et al., 2006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S_g42_lg: GSM63030, GSM63031, GSM63032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Reln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GabaReln</text:p>
          </table:table-cell>
          <table:table-cell office:value-type="string" calcext:value-type="string">
            <text:p>GABAergic Interneurons, PV+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Thalamus (Lateral Geniculate Nucleus)</text:p>
          </table:table-cell>
          <table:table-cell office:value-type="string" calcext:value-type="string">
            <text:p>46-8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42_p7:v2_H52P7,v2_H65P7,v2_H85P7 :GSE17806: GSM444349, GSM444350, GSM444351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ABAergic Interneurons, PV+, P7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Somatosensory Cortex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Okaty et al.,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42_p10:v2_H47P10,v2_H71P10,v2_H72P10: GSM444352,GSM444353, GSM444354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ABAergic Interneurons, PV+, P10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Somatosensory Cortex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Okaty et al.,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42_p15:v2_H34P13,v2_rhwj1,v2_rhwj2: GSM444355, GSM444356, GSM44435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GabaPV</text:p>
          </table:table-cell>
          <table:table-cell office:value-type="string" calcext:value-type="string">
            <text:p>Gabaergic</text:p>
          </table:table-cell>
          <table:table-cell table:number-columns-repeated="3" office:value-type="string" calcext:value-type="string">
            <text:p>GabaPV</text:p>
          </table:table-cell>
          <table:table-cell office:value-type="string" calcext:value-type="string">
            <text:p>GABAergic Interneurons, PV+, P13-P15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Somatosensory Cortex</text:p>
          </table:table-cell>
          <table:table-cell office:value-type="string" calcext:value-type="string">
            <text:p>14-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Okaty et al.,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42_p25:v2_H48P25,v2_H53P25,v2_H55P25 : GSM444358, GSM444359, GSM44436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GabaPV</text:p>
          </table:table-cell>
          <table:table-cell office:value-type="string" calcext:value-type="string">
            <text:p>Gabaergic</text:p>
          </table:table-cell>
          <table:table-cell table:number-columns-repeated="3" office:value-type="string" calcext:value-type="string">
            <text:p>GabaPV</text:p>
          </table:table-cell>
          <table:table-cell office:value-type="string" calcext:value-type="string">
            <text:p>GABAergic Interneurons, PV+, P25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Somatosensory Cortex</text:p>
          </table:table-cell>
          <table:table-cell office:value-type="string" calcext:value-type="string">
            <text:p>14-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Okaty et al.,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g42_rwt:v2_rhw38,v2_rhw54,v2_rhw60: GSM444361, GSM444362, GSM444363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GabaPV</text:p>
          </table:table-cell>
          <table:table-cell office:value-type="string" calcext:value-type="string">
            <text:p>GABAergic Interneurons, PV+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Motor Cortex</text:p>
          </table:table-cell>
          <table:table-cell office:value-type="string" calcext:value-type="string">
            <text:p>46-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Okaty et al., 2009</text:p>
          </table:table-cell>
          <table:table-cell office:value-type="string" calcext:value-type="string">
            <text:p>Same as Sugino 20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741193, GSM741194, GSM741192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Microgli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unno</text:p>
          </table:table-cell>
          <table:table-cell office:value-type="string" calcext:value-type="string">
            <text:p>46-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CS</text:p>
          </table:table-cell>
          <table:table-cell table:number-columns-repeated="2" office:value-type="string" calcext:value-type="string">
            <text:p>dunno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Feder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somat_ctx_lv: SSCx-V_1, SSCx-V_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Mixed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5 Somatosensory 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7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somat_ctx: SSCx-I-VI_1, SSCx-I-VI_2, SSCx-I-VI_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Mixed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s 1-6 Somatosensory cortex (no white matter)</text:p>
          </table:table-cell>
          <table:table-cell office:value-type="string" calcext:value-type="string">
            <text:p>46-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7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motor_ctx_lv: MCx-V_1, MCx-V_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Mixed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5 Motor cortex</text:p>
          </table:table-cell>
          <table:table-cell office:value-type="string" calcext:value-type="string">
            <text:p>46-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7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motor_ctx: MCx-I-VI_1, MCx-I-VI_2, MCx-I-VI_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Mixed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s 1-6 Motor cortex (no white matter)</text:p>
          </table:table-cell>
          <table:table-cell office:value-type="string" calcext:value-type="string">
            <text:p>46-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7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cerebellar_ctx: Cbx-1, Cbx-2, Cbx-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Mixed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Cerebellar cortex (no white matter)</text:p>
          </table:table-cell>
          <table:table-cell office:value-type="string" calcext:value-type="string">
            <text:p>46-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7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purkinje:PC400_1,PC400_2,PC400_3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yfp_motor:Y+MCx_1,Y+MCx_2,Y+MCx_3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MC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5 Motor Cortex</text:p>
          </table:table-cell>
          <table:table-cell office:value-type="string" calcext:value-type="string">
            <text:p>46-8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6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_yfp_somat:Y+SSCx_1,Y+SSCx_2,Y+SSCx_3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 Neuron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ayer 5 Somatosensory cortex</text:p>
          </table:table-cell>
          <table:table-cell office:value-type="string" calcext:value-type="string">
            <text:p>46-8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RNeasy Micro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Rossner et al., 2006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_A9:A9_13_Chee_S1_M430A,A9_14_b_Chee_S2_M430A,A9_14_Chee_S2_M430A,A9_15_Chee_S1_M430A,A9_17_Chee_S1_M430A,A9_13_Chee_S2_M430A,A9_14_b_Chee_S1_M430A,A9_14_Chee_S1_M430A,A9_15_Chee_S2_M430A,A9_16_Chee_S1_M430A,A9_16_Chee_S2_M430A,A9_17_Chee_S2_M430A,A9_18_Chee_S1_M430A,A9_18_Chee_S2_M430A,A9_19_Chee_S1_M430A,A9_19_Chee_S2_M430A,A9_20_Chee_S1_M430A,A9_20_Chee_S2_M430A,A9_6_Chee_S1_M430A,A9_6_Chee_S2_M430A,A9_7_Chee_S1_M430A,A9_7_Chee_S2_M430A,A9_8_Chee_S1_M430A,A9_8_Chee_S2_M430A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Dopamin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9Dopaminergic</text:p>
          </table:table-cell>
          <table:table-cell office:value-type="string" calcext:value-type="string">
            <text:p>A9 Dopaminergic Neurons</text:p>
          </table:table-cell>
          <table:table-cell office:value-type="string" calcext:value-type="string">
            <text:p>Midbrain</text:p>
          </table:table-cell>
          <table:table-cell office:value-type="string" calcext:value-type="string">
            <text:p>Ventral Midbrain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Chung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_A10:A10_15_Chee_S1_M430A,A10_16_Chee_S1_M430A,A10_17_Chee_S1_M430A,A10_18_Chee_S1_M430A,A10_19_Chee_S1_M430A,A10_13_Chee_S1_M430A,A10_13_Chee_S2_M430A,A10_14_Chee_S1_M430A,A10_14_Chee_S2_M430A,A10_15_Chee_S2_M430A,A10_16_Chee_S2_M430A,A10_17_Chee_S2_M430A,A10_18_Chee_S2_M430A,A10_19_Chee_S2_M430A,A10_2_b_Chee_S1_M430A,A10_2_b_Chee_S2_M430A,A10_2_Chee_S1_M430A,A10_2_Chee_S2_M430A,A10_20_Chee_S1_M430A,A10_20_Chee_S2_M430A,A10_6_Chee_S2_M430A,A10_7_Chee_S1_M430A,A10_7_Chee_S2_M430A,A10_8_Chee_S1_M430A,A10_8_Chee_S2_M430A,A10_3_b_Chee_S1_M430A,A10_3_b_Chee_S2_M430A,A10_3_Chee_S1_M430A,A10_3_Chee_S2_M430A,A10_6_Chee_S1_M430A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Dopaminergi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10Dopaminergic</text:p>
          </table:table-cell>
          <table:table-cell office:value-type="string" calcext:value-type="string">
            <text:p>A10 Dopaminergic Neurons</text:p>
          </table:table-cell>
          <table:table-cell office:value-type="string" calcext:value-type="string">
            <text:p>Midbrain</text:p>
          </table:table-cell>
          <table:table-cell office:value-type="string" calcext:value-type="string">
            <text:p>Ventral Midbrain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Chung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yrt_wt:v2_yrt2-wt,v2_yrt2-wt1,v2_yrt3-wt,v2_yrt6-wt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PyramidalMC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PyramidalMC</text:p>
          </table:table-cell>
          <table:table-cell table:style-name="ce2" office:value-type="string" calcext:value-type="string">
            <text:p>Pyramidal Neurons</text:p>
          </table:table-cell>
          <table:table-cell table:style-name="ce2" office:value-type="string" calcext:value-type="string">
            <text:p>Cortex</text:p>
          </table:table-cell>
          <table:table-cell table:style-name="ce4" office:value-type="string" calcext:value-type="string">
            <text:p>L5 MC (thick tufted)</text:p>
          </table:table-cell>
          <table:table-cell table:style-name="ce2" office:value-type="string" calcext:value-type="string">
            <text:p>46-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2" office:value-type="string" calcext:value-type="string">
            <text:p>T7 IVT</text:p>
          </table:table-cell>
          <table:table-cell table:style-name="ce2" office:value-type="string" calcext:value-type="string">
            <text:p>GPL339</text:p>
          </table:table-cell>
          <table:table-cell table:style-name="ce2" office:value-type="string" calcext:value-type="string">
            <text:p>Unpublished</text:p>
          </table:table-cell>
          <table:table-cell table:style-name="ce2" office:value-type="string" calcext:value-type="string">
            <text:p>Somehow 3 of the samples are same as GSM215865,GSM215866,GSM215867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S_th_lc:v2_th118LC,v2_th34LC,v2_th52LC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Th_positive_LC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h_positive_LC</text:p>
          </table:table-cell>
          <table:table-cell office:value-type="string" calcext:value-type="string">
            <text:p>Tyrosine Hydroxylase Expressing</text:p>
          </table:table-cell>
          <table:table-cell office:value-type="string" calcext:value-type="string">
            <text:p>LocusCereuleus</text:p>
          </table:table-cell>
          <table:table-cell office:value-type="string" calcext:value-type="string">
            <text:p>Locus Cereuleus</text:p>
          </table:table-cell>
          <table:table-cell office:value-type="string" calcext:value-type="string">
            <text:p>46-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Unpublished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_cb_wt:v2_cbw60,v2_cbw73,v2_cbw87,v2_cbw87b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ico Pure RNA isolation kit</text:p>
          </table:table-cell>
          <table:table-cell office:value-type="string" calcext:value-type="string">
            <text:p>T7 IVT</text:p>
          </table:table-cell>
          <table:table-cell office:value-type="string" calcext:value-type="string">
            <text:p>GPL339</text:p>
          </table:table-cell>
          <table:table-cell office:value-type="string" calcext:value-type="string">
            <text:p>Unpublished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65752,GSM465753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Ependymal</text:p>
          </table:table-cell>
          <table:table-cell office:value-type="string" calcext:value-type="string">
            <text:p>CD24+ (ependymal cell)</text:p>
          </table:table-cell>
          <table:table-cell office:value-type="string" calcext:value-type="string">
            <text:p>Ependymal</text:p>
          </table:table-cell>
          <table:table-cell office:value-type="string" calcext:value-type="string">
            <text:p>sub ependymal zone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HECK SAMPLES!!! MIGHT BE WRONGLY LABELED GSM281245,GSM281246,GSM28124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DentateGranule</text:p>
          </table:table-cell>
          <table:table-cell table:number-columns-repeated="3" office:value-type="string" calcext:value-type="string">
            <text:p>GranuleDentate</text:p>
          </table:table-cell>
          <table:table-cell office:value-type="string" calcext:value-type="string">
            <text:p>dentate gyrus granule cells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46-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Perrone-Bizzozero NI et al 2011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259969,GSM1259970,GSM1259971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DL nucleus motor neuron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dorsolateral nucleus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piller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1391,GSM1321398,GSM1321395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1</text:p>
          </table:table-cell>
          <table:table-cell office:value-type="string" calcext:value-type="string">
            <text:p>Drd1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81-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Maze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9516,GSM1329517,GSM1329521,GSM1329522,GSM1329523,GSM1329524,GSM1329527,GSM1329528,GSM1329529,GSM132953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1</text:p>
          </table:table-cell>
          <table:table-cell office:value-type="string" calcext:value-type="string">
            <text:p>Drd1a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46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Heiman et al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185170,GSM1185171,GSM1185172,GSM1185173,GSM1185174,GSM1185175,GSM1185176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1</text:p>
          </table:table-cell>
          <table:table-cell office:value-type="string" calcext:value-type="string">
            <text:p>Drd1a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81-2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Tan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9477,GSM1329478,GSM1329479,GSM1329485,GSM1329486,GSM1329488,GSM1329489,GSM1329490,GSM1329491,GSM1329492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2</text:p>
          </table:table-cell>
          <table:table-cell office:value-type="string" calcext:value-type="string">
            <text:p>Drd2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46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Heiman et al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1400,GSM1321402,GSM1321405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number-columns-repeated="3" office:value-type="string" calcext:value-type="string">
            <text:p>SpinyDrd2</text:p>
          </table:table-cell>
          <table:table-cell office:value-type="string" calcext:value-type="string">
            <text:p>Drd2+ Medium Spiny Neurons</text:p>
          </table:table-cell>
          <table:table-cell table:number-columns-repeated="2" office:value-type="string" calcext:value-type="string">
            <text:p>Striatum</text:p>
          </table:table-cell>
          <table:table-cell office:value-type="string" calcext:value-type="string">
            <text:p>81-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Maze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480,GSM874481,GSM874482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_Glt_25d2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Glt_25d2</text:p>
          </table:table-cell>
          <table:table-cell table:number-columns-repeated="4" office:value-type="string" calcext:value-type="string">
            <text:p>Pyramidal</text:p>
          </table:table-cell>
          <table:table-cell office:value-type="string" calcext:value-type="string">
            <text:p>Pyramidal_Glt_25d2</text:p>
          </table:table-cell>
          <table:table-cell office:value-type="string" calcext:value-type="string">
            <text:p>Glt25d2 positive pyramidal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5b corticopontine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They look terrible but we kept the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65760,GSM465761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Stem</text:p>
          </table:table-cell>
          <table:table-cell office:value-type="string" calcext:value-type="string">
            <text:p>Pyramidal_S100a10</text:p>
          </table:table-cell>
          <table:table-cell office:value-type="string" calcext:value-type="string">
            <text:p>hGFAP and Prominin 1+ (neural stem)</text:p>
          </table:table-cell>
          <table:table-cell office:value-type="string" calcext:value-type="string">
            <text:p>Ependymal</text:p>
          </table:table-cell>
          <table:table-cell office:value-type="string" calcext:value-type="string">
            <text:p>sub ependymal zone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65748,GSM465749,GSM465750,GSM465751</text:p>
          </table:table-cell>
          <table:table-cell office:value-type="string" calcext:value-type="string">
            <text:p>Gli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Astrocy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GFAP cells (astrocytes)</text:p>
          </table:table-cell>
          <table:table-cell office:value-type="string" calcext:value-type="string">
            <text:p>Thalamus,Cerebrum</text:p>
          </table:table-cell>
          <table:table-cell office:value-type="string" calcext:value-type="string">
            <text:p>diencephalon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65754,GSM465755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Stem</text:p>
          </table:table-cell>
          <table:table-cell office:value-type="string" calcext:value-type="string">
            <text:p>hGFAP only (neural stem)</text:p>
          </table:table-cell>
          <table:table-cell office:value-type="string" calcext:value-type="string">
            <text:p>Ependymal</text:p>
          </table:table-cell>
          <table:table-cell office:value-type="string" calcext:value-type="string">
            <text:p>sub ependymal zone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47326,GSM947327,GSM947328,GSM94732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Hypocretinergic</text:p>
          </table:table-cell>
          <table:table-cell office:value-type="string" calcext:value-type="string">
            <text:p>hypocretinergic neurons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thalamus and hypothalamus (basically lateral hypothalamus)</text:p>
          </table:table-cell>
          <table:table-cell office:value-type="string" calcext:value-type="string">
            <text:p>46-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Dalal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259963,GSM1259964,GSM1259965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lumbar motor neuron</text:p>
          </table:table-cell>
          <table:table-cell office:value-type="string" calcext:value-type="string">
            <text:p>SpinalCord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piller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nbiological GSM1176642,GSM1176643,GSM1176644,GSM1176645,GSM1176646,GSM1176647</text:p>
          </table:table-cell>
          <table:table-cell office:value-type="string" calcext:value-type="string">
            <text:p>Glia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Mixed excluding oligodendrocyte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llesi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06436,GSM406437,GSM406438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MN9D dopaminergic neuroblastoma cell lines</text:p>
          </table:table-cell>
          <table:table-cell office:value-type="string" calcext:value-type="string">
            <text:p>????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iagioli et al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85239,GSM485243,GSM485247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Non-serotonerg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stral</text:p>
          </table:table-cell>
          <table:table-cell office:value-type="string" calcext:value-type="string">
            <text:p>NA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85241,GSM485245,GSM485249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Non-serotonergic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Caudal</text:p>
          </table:table-cell>
          <table:table-cell office:value-type="string" calcext:value-type="string">
            <text:p>NA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259966,GSM1259967,GSM1259968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oculomotor nucleus motor neuron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Oculomotor nucleus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piller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742912,GSM742913,GSM742914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2_positive</text:p>
          </table:table-cell>
          <table:table-cell office:value-type="string" calcext:value-type="string">
            <text:p>Olig2 positive cells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81-2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Fomchenko et al 2011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wake GSM1176624,GSM1176625,GSM1176626,GSM1176627,GSM1176628,GSM1176629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number-columns-repeated="3" office:value-type="string" calcext:value-type="string">
            <text:p>OligMix</text:p>
          </table:table-cell>
          <table:table-cell office:value-type="string" calcext:value-type="string">
            <text:p>Oligodendrocyte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llesi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65756,GSM465757,GSM465758,GSM465759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Stem</text:p>
          </table:table-cell>
          <table:table-cell office:value-type="string" calcext:value-type="string">
            <text:p>Prominin 1+ only (neural stem cells)</text:p>
          </table:table-cell>
          <table:table-cell office:value-type="string" calcext:value-type="string">
            <text:p>Ependymal</text:p>
          </table:table-cell>
          <table:table-cell office:value-type="string" calcext:value-type="string">
            <text:p>sub ependymal zone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13,GSM909414,GSM909415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16,GSM909417,GSM909418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19,GSM909420,GSM90942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22,GSM909423,GSM909424,GSM909425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26,GSM909427,GSM909428,GSM90942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30,GSM909431,GSM909432,GSM909433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34,GSM909435,GSM909436,GSM90943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3408,GSM1373409,GSM137341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Galloway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3414,GSM1373415,GSM1373416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Galloway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3399,GSM1373400,GSM137340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81-2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Galloway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416,GSM874418,GSM87442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_S100a10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S100a10</text:p>
          </table:table-cell>
          <table:table-cell table:number-columns-repeated="4" office:value-type="string" calcext:value-type="string">
            <text:p>Pyramidal</text:p>
          </table:table-cell>
          <table:table-cell office:value-type="string" calcext:value-type="string">
            <text:p>Pyramidal_S100a10</text:p>
          </table:table-cell>
          <table:table-cell office:value-type="string" calcext:value-type="string">
            <text:p>S100a10 positive pyramidal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L5a corticostriatal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They look terrible but we kept the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80683,GSM880684,GSM880685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Serotonergic</text:p>
          </table:table-cell>
          <table:table-cell office:value-type="string" calcext:value-type="string">
            <text:p>Serotonergic Neurons</text:p>
          </table:table-cell>
          <table:table-cell office:value-type="string" calcext:value-type="string">
            <text:p>Midbrain,Brainstem</text:p>
          </table:table-cell>
          <table:table-cell office:value-type="string" calcext:value-type="string">
            <text:p>Midbrain and brainstem</text:p>
          </table:table-cell>
          <table:table-cell office:value-type="string" calcext:value-type="string">
            <text:p>46-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Dougherty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GSM485238,GSM485242,GSM485246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Serotonergic Neur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stral</text:p>
          </table:table-cell>
          <table:table-cell office:value-type="string" calcext:value-type="string">
            <text:p>NA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GSM485240,GSM485244,GSM485248</text:p>
          </table:table-cell>
          <table:table-cell office:value-type="string" calcext:value-type="string">
            <text:p>Neuro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Serotonergic Neur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udal</text:p>
          </table:table-cell>
          <table:table-cell office:value-type="string" calcext:value-type="string">
            <text:p>NA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38,GSM909439,GSM909440,GSM90944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42,GSM909443,GSM909444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45,GSM909446,GSM909447,GSM909448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49,GSM909450,GSM90945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14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52,GSM909453,GSM909454</text:p>
          </table:table-cell>
          <table:table-cell office:value-type="string" calcext:value-type="string">
            <text:p>Neuron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table:number-columns-repeated="2" office:value-type="string" calcext:value-type="string">
            <text:p>Cerebellum</text:p>
          </table:table-cell>
          <table:table-cell office:value-type="string" calcext:value-type="string">
            <text:p>46-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Purkinje cells They are everywhe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66327,GSM866328,GSM866329,GSM866330</text:p>
          </table:table-cell>
          <table:table-cell office:value-type="string" calcext:value-type="string">
            <text:p>Glia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Astrocyte</text:p>
          </table:table-cell>
          <table:table-cell office:value-type="string" calcext:value-type="string">
            <text:p>Cortex,Cerebrum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30-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Zamanian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057734,GSM1057735,GSM1057736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Cholin</text:p>
          </table:table-cell>
          <table:table-cell office:value-type="string" calcext:value-type="string">
            <text:p>Midbrain</text:p>
          </table:table-cell>
          <table:table-cell office:value-type="string" calcext:value-type="string">
            <text:p>Midbrain Habenula</text:p>
          </table:table-cell>
          <table:table-cell office:value-type="string" calcext:value-type="string">
            <text:p>42-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GÃ¶rlich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2757,GSM1372758,GSM1372759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Gaba</text:p>
          </table:table-cell>
          <table:table-cell office:value-type="string" calcext:value-type="string">
            <text:p>GabaOxtr</text:p>
          </table:table-cell>
          <table:table-cell office:value-type="string" calcext:value-type="string">
            <text:p>Oxtr cells, cortex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Nakanima et. Al 2014</text:p>
          </table:table-cell>
          <table:table-cell office:value-type="string" calcext:value-type="string">
            <text:p>Looks suspiciously pyramid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2754,GSM1372755,GSM1372756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Gaba</text:p>
          </table:table-cell>
          <table:table-cell office:value-type="string" calcext:value-type="string">
            <text:p>GabaHtr3a</text:p>
          </table:table-cell>
          <table:table-cell office:value-type="string" calcext:value-type="string">
            <text:p>Htr3a cells, cortex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Nakanima et. Al 2015</text:p>
          </table:table-cell>
          <table:table-cell office:value-type="string" calcext:value-type="string">
            <text:p>Need to check where they fi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orticospinal_P3:GSM442554,GSM442555,GSM442556</text:p>
          </table:table-cell>
          <table:table-cell office:value-type="string" calcext:value-type="string">
            <text:p>Neur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yramidalCorticospineMC</text:p>
          </table:table-cell>
          <table:table-cell office:value-type="string" calcext:value-type="string">
            <text:p>Pyramidal Neurons, Callosally projecting, P3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PL1261</text:p>
          </table:table-cell>
          <table:table-cell office:value-type="string" calcext:value-type="string">
            <text:p>Arlotta et al., 20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_corticospinal_P6:GSM442557,GSM442558</text:p>
          </table:table-cell>
          <table:table-cell office:value-type="string" calcext:value-type="string">
            <text:p>Neur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yramidalCorticospineMC</text:p>
          </table:table-cell>
          <table:table-cell office:value-type="string" calcext:value-type="string">
            <text:p>Pyramidal Neurons, Callosally projecting, P6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Arlotta et al., 20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_corticospinal_P14:GSM442559,GSM44256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M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lCorticospineMC</text:p>
          </table:table-cell>
          <table:table-cell office:value-type="string" calcext:value-type="string">
            <text:p>Pyramidal Neurons, Corticospinal, P14</text:p>
          </table:table-cell>
          <table:table-cell office:value-type="string" calcext:value-type="string">
            <text:p>Cortex</text:p>
          </table:table-cell>
          <table:table-cell table:style-name="ce3" office:value-type="string" calcext:value-type="string">
            <text:p>L5 MC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Molyneaux et al., 2009</text:p>
          </table:table-cell>
          <table:table-cell table:style-name="ce5" office:value-type="string" calcext:value-type="string">
            <text:p>New replicates of old samples, consider them later GSM442560 is an outlier. Check quality, repeat of GSE2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_corticotecal_P14:GSM442561,GSM442562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CorticotectalV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ramidaCorticotectalVC</text:p>
          </table:table-cell>
          <table:table-cell office:value-type="string" calcext:value-type="string">
            <text:p>Pyramidal Neurons, Corticotectal, P14</text:p>
          </table:table-cell>
          <table:table-cell office:value-type="string" calcext:value-type="string">
            <text:p>Cortex</text:p>
          </table:table-cell>
          <table:table-cell table:style-name="ce3" office:value-type="string" calcext:value-type="string">
            <text:p>L5 VC</text:p>
          </table:table-cell>
          <table:table-cell office:value-type="string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Molyneaux et al., 2009</text:p>
          </table:table-cell>
          <table:table-cell table:style-name="ce5" office:value-type="string" calcext:value-type="string">
            <text:p>New replicates of old samples, consider them later, repeat of GSE2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12, GSM874514,GSM874516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S100a10_veh</text:p>
          </table:table-cell>
          <table:table-cell office:value-type="string" calcext:value-type="string">
            <text:p>S100a10 pyramidal VEH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27,GSM874529,GSM874531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Glt25d2_flx</text:p>
          </table:table-cell>
          <table:table-cell office:value-type="string" calcext:value-type="string">
            <text:p>Glt25d2 pyramidal VEH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11,GSM874513,GSM874515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S100a10_flx</text:p>
          </table:table-cell>
          <table:table-cell office:value-type="string" calcext:value-type="string">
            <text:p>S100a10 pyramidal FLX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26,GSM874528,GSM874530</text:p>
          </table:table-cell>
          <table:table-cell office:value-type="string" calcext:value-type="string">
            <text:p>Neur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Glt25d2_flx</text:p>
          </table:table-cell>
          <table:table-cell office:value-type="string" calcext:value-type="string">
            <text:p>Glt25d2 pyramidal FLX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SM215865,GSM215866,GSM21586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Layer5Pyra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Layer5Pyra</text:p>
          </table:table-cell>
          <table:table-cell table:number-columns-repeated="3" table:style-name="ce2"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yramidalLayer5</text:p>
          </table:table-cell>
          <table:table-cell table:style-name="ce2" office:value-type="string" calcext:value-type="string">
            <text:p>Pyramidal L5 thick tufted</text:p>
          </table:table-cell>
          <table:table-cell table:style-name="ce2" office:value-type="string" calcext:value-type="string">
            <text:p>Cortex</text:p>
          </table:table-cell>
          <table:table-cell table:style-name="ce2" office:value-type="string" calcext:value-type="string">
            <text:p>L5 MC (thick tufted)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anual</text:p>
          </table:table-cell>
          <table:table-cell table:style-name="ce2" table:number-columns-repeated="2"/>
          <table:table-cell table:style-name="ce2" office:value-type="string" calcext:value-type="string">
            <text:p>GPL1261</text:p>
          </table:table-cell>
          <table:table-cell table:style-name="ce2" office:value-type="string" calcext:value-type="string">
            <text:p>Sugino et al. 2014</text:p>
          </table:table-cell>
          <table:table-cell table:style-name="ce2" office:value-type="string" calcext:value-type="string">
            <text:p>Somehow they are same with Sugino unpublished S_yrt_wt:v2_yrt2-wt,v2_yrt2-wt1,v2_yrt3-wt,v2_yrt6-wt</text:p>
          </table:table-cell>
          <table:table-cell table:style-name="ce2" table:number-columns-repeated="1003"/>
        </table:table-row>
        <table:table-row table:style-name="ro1">
          <table:table-cell table:style-name="ce1" office:value-type="string" calcext:value-type="string">
            <text:p>GSM215857,GSM215858,GSM215859,GSM215860</text:p>
          </table:table-cell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GabaPV</text:p>
          </table:table-cell>
          <table:table-cell table:style-name="ce1" office:value-type="string" calcext:value-type="string">
            <text:p>Gabaergic</text:p>
          </table:table-cell>
          <table:table-cell table:number-columns-repeated="3" table:style-name="ce1" office:value-type="string" calcext:value-type="string">
            <text:p>GabaPV</text:p>
          </table:table-cell>
          <table:table-cell table:style-name="ce1" office:value-type="string" calcext:value-type="string">
            <text:p>GabaPV from G42 line</text:p>
          </table:table-cell>
          <table:table-cell table:style-name="ce1" office:value-type="string" calcext:value-type="string">
            <text:p>Cortex</text:p>
          </table:table-cell>
          <table:table-cell table:style-name="ce1" office:value-type="string" calcext:value-type="string">
            <text:p>Motor cortex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anual</text:p>
          </table:table-cell>
          <table:table-cell table:style-name="ce1" table:number-columns-repeated="2"/>
          <table:table-cell table:style-name="ce1" office:value-type="string" calcext:value-type="string">
            <text:p>GPL1261</text:p>
          </table:table-cell>
          <table:table-cell table:style-name="ce1" office:value-type="string" calcext:value-type="string">
            <text:p>Sugino et al. 2014</text:p>
          </table:table-cell>
          <table:table-cell table:style-name="ce1" office:value-type="string" calcext:value-type="string">
            <text:p>Same as Okaty 2009.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GSM215871,GSM215872,GSM215873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Th_positive_LC</text:p>
          </table:table-cell>
          <table:table-cell office:value-type="string" calcext:value-type="string">
            <text:p>Tyrosine Hydroxylase Expressing</text:p>
          </table:table-cell>
          <table:table-cell table:number-columns-repeated="2" table:style-name="ce3" office:value-type="string" calcext:value-type="string">
            <text:p>LocusCereuleu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ugino et al. 20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M444379,GSM444380,GSM44438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Purkinje</text:p>
          </table:table-cell>
          <table:table-cell office:value-type="string" calcext:value-type="string">
            <text:p>Purkinje Cells from G42</text:p>
          </table:table-cell>
          <table:table-cell table:number-columns-repeated="2" office:value-type="string" calcext:value-type="string">
            <text:p>Cerebellu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ugino et al. 20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M1464137,GSM1464138,GSM1464139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Th_positive_LC</text:p>
          </table:table-cell>
          <table:table-cell office:value-type="string" calcext:value-type="string">
            <text:p>Tyrosine Hydroxylase Expressing young</text:p>
          </table:table-cell>
          <table:table-cell table:number-columns-repeated="2" table:style-name="ce3" office:value-type="string" calcext:value-type="string">
            <text:p>LocusCereuleu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office:value-type="string" calcext:value-type="string">
            <text:p>GPL1261</text:p>
          </table:table-cell>
          <table:table-cell office:value-type="string" calcext:value-type="string">
            <text:p>Sugino et al. 2014</text:p>
          </table:table-cell>
          <table:table-cell table:number-columns-repeated="1004"/>
        </table:table-row>
      </table:table>
      <table:named-expressions/>
      <table:database-ranges>
        <table:database-range table:name="__Anonymous_Sheet_DB__0" table:target-range-address="Sheet1.A1:Sheet1.U1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00-00-00</text:date>, <text:time style:data-style-name="N2" text:time-value="13:38:38.19962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3T18:08:50.238560714</dc:date>
    <dc:creator>Ogan Mancarci</dc:creator>
    <meta:generator>LibreOffice/4.2.7.2$Linux_X86_64 LibreOffice_project/420m0$Build-2</meta:generator>
    <meta:editing-duration>PT6S</meta:editing-duration>
    <meta:editing-cycles>5</meta:editing-cycles>
    <meta:document-statistic meta:table-count="1" meta:cell-count="2607" meta:object-count="0"/>
  </office:meta>
</office:document-meta>
</file>